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18.191cm"/>
    </style:style>
    <style:style style:name="co4" style:family="table-column">
      <style:table-column-properties fo:break-before="auto" style:column-width="27.4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17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ffbf00" fo:border="0.99pt solid #000000"/>
    </style:style>
    <style:style style:name="ce23" style:family="table-cell" style:parent-style-name="Default">
      <style:table-cell-properties fo:background-color="#ffbf00"/>
    </style:style>
    <style:style style:name="ce24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81d41a" fo:border="0.99pt solid #000000"/>
    </style:style>
    <style:style style:name="ce20" style:family="table-cell" style:parent-style-name="Default">
      <style:table-cell-properties fo:background-color="#81d41a" style:text-align-source="fix" style:repeat-content="false" fo:border="0.99pt solid #000000"/>
      <style:paragraph-properties fo:text-align="start" fo:margin-left="0cm"/>
    </style:style>
    <style:style style:name="ce29" style:family="table-cell" style:parent-style-name="Default">
      <style:table-cell-properties fo:background-color="#ff0000" fo:border="0.99pt solid #000000"/>
    </style:style>
    <style:style style:name="T1" style:family="text">
      <style:text-properties fo:color="#000000" style:font-name="MS Gothic" fo:font-size="9.5pt" style:font-name-asian="MS Gothic" style:font-name-complex="MS Gothic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11" office:value-type="string" calcext:value-type="string">
            <text:p>クラス名</text:p>
          </table:table-cell>
          <table:table-cell table:style-name="ce17" office:value-type="string" calcext:value-type="string">
            <text:p>関数名</text:p>
          </table:table-cell>
          <table:table-cell table:style-name="ce21" office:value-type="string" calcext:value-type="string">
            <text:p>概要</text:p>
          </table:table-cell>
        </table:table-row>
        <table:table-row table:style-name="ro1">
          <table:table-cell/>
          <table:table-cell table:style-name="ce3" office:value-type="string" calcext:value-type="string">
            <text:p>DiploidCircleV2</text:p>
          </table:table-cell>
          <table:table-cell table:style-name="ce18" office:value-type="string" calcext:value-type="string">
            <text:p>list&lt;VECTOR&gt; hit_points_list</text:p>
          </table:table-cell>
          <table:table-cell table:style-name="ce26" office:value-type="string" calcext:value-type="string">
            <text:p>ヒットした場所を保存するためのリスト。このコンテナへのアクセスはなるべく関数を用いること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Init(VECTOR pos, float radi, unsigned int color)</text:p>
          </table:table-cell>
          <table:table-cell office:value-type="string" calcext:value-type="string">
            <text:p>DiploidCircleを初期化します。posには描画したい位置、radiには円の半径、colorには色を指定します。posにはVGet()関数を使用します。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MoveUpdata()</text:p>
          </table:table-cell>
          <table:table-cell office:value-type="string" calcext:value-type="string">
            <text:p>SetMoveSpeed()又は、SetMoveAngle()で設定した移動速度を反映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Draw(bool draw)</text:p>
          </table:table-cell>
          <table:table-cell office:value-type="string" calcext:value-type="string">
            <text:p>円を描画します。drawにfalseを入れると円の描画がされません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 SetName(string new_name)</text:p>
          </table:table-cell>
          <table:table-cell office:value-type="string" calcext:value-type="string">
            <text:p>新しくオブジェクトの名前を設定します。new_nameにはstring型で文字列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Color(unsingned int new_color)</text:p>
          </table:table-cell>
          <table:table-cell office:value-type="string" calcext:value-type="string">
            <text:p>新しく色を設定します。new_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Position(VECTOR new_pos)</text:p>
          </table:table-cell>
          <table:table-cell office:value-type="string" calcext:value-type="string">
            <text:p>新しく位置を設定します。new_posにはVGet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Radius(float new_radius)</text:p>
          </table:table-cell>
          <table:table-cell office:value-type="string" calcext:value-type="string">
            <text:p>新しく円の半径を設定します。new_radiusにはfloat型で数値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Fill(bool new_fill)</text:p>
          </table:table-cell>
          <table:table-cell office:value-type="string" calcext:value-type="string">
            <text:p>新しく塗りつぶしの設定をします。new_fillにはbool型で値を入力します。tureで塗りつぶ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Thickness(float new_thickness)</text:p>
          </table:table-cell>
          <table:table-cell office:value-type="string" calcext:value-type="string">
            <text:p>新しく線の太さを設定します。new_thicknessにはfloat型で数値を入力します。1.0fがデフォルト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ObjectNumber(int new_number)</text:p>
          </table:table-cell>
          <table:table-cell table:style-name="ce20" office:value-type="string" calcext:value-type="string">
            <text:p>新しいオブジェクト番号を設定します。new_numberにはint型で数値を入力します。0以上の数値が望ましい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HitFlag(bool new_hit_flag)</text:p>
          </table:table-cell>
          <table:table-cell office:value-type="string" calcext:value-type="string">
            <text:p>新しいヒットフラグを設定します。new_hit_flagにはbool型で値を入力します。trueでヒット状態を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MoveSpeed(VECTOR new_move_speed)</text:p>
          </table:table-cell>
          <table:table-cell office:value-type="string" calcext:value-type="string">
            <text:p>新しく移動速度を設定します。new_move_speedにはVECTOR型で数値を入力します。z軸は使用していません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MoveSpeed(float angle, float new_move_speed)</text:p>
          </table:table-cell>
          <table:table-cell office:value-type="string" calcext:value-type="string">
            <text:p>新しく移動速度と移動する角度を設定します。angleにはfloat型で数値を入力します。単位はラジアンです。new_move_speedにはfloat型で移動速度の数値を入力します。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void SetLife(float new_life)</text:p>
          </table:table-cell>
          <table:table-cell office:value-type="string" calcext:value-type="string">
            <text:p>新しくオブジェクトの寿命を設定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DestoryFlag(bool new_flag)</text:p>
          </table:table-cell>
          <table:table-cell office:value-type="string" calcext:value-type="string">
            <text:p>新しく削除フラグを設定します。このフラグをtrueにしてもオブジェクトは削除されません。あくまでも指標として存在します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 AddLife(float add_val)</text:p>
          </table:table-cell>
          <table:table-cell office:value-type="string" calcext:value-type="string">
            <text:p>寿命カウントに数値を足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ubLife(float sub_val)</text:p>
          </table:table-cell>
          <table:table-cell office:value-type="string" calcext:value-type="string">
            <text:p>寿命カウントから数値を引きます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string GetName()</text:p>
          </table:table-cell>
          <table:table-cell office:value-type="string" calcext:value-type="string">
            <text:p>現在のオブジェクトの名前を取得します。戻り値はstring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CTOR GetPosition()</text:p>
          </table:table-cell>
          <table:table-cell office:value-type="string" calcext:value-type="string">
            <text:p>現在のオブジェクトの位置を取得します。戻り値はVECTOR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Radius()</text:p>
          </table:table-cell>
          <table:table-cell office:value-type="string" calcext:value-type="string">
            <text:p>現在のオブジェクトの円の半径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igned int GetColor()</text:p>
          </table:table-cell>
          <table:table-cell office:value-type="string" calcext:value-type="string">
            <text:p>現在のオブジェクトの色を取得します。戻り値は<text:span text:style-name="T1">unsigned int型です。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l GetFill()</text:p>
          </table:table-cell>
          <table:table-cell office:value-type="string" calcext:value-type="string">
            <text:p>現在の塗りつぶし設定を取得します。戻り値はbool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Thickness()</text:p>
          </table:table-cell>
          <table:table-cell office:value-type="string" calcext:value-type="string">
            <text:p>現在の線の太さの設定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l GetHitFlag()</text:p>
          </table:table-cell>
          <table:table-cell office:value-type="string" calcext:value-type="string">
            <text:p>現在のオブジェクトのヒットフラグを取得します、戻り値はbool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 GetObjectNumber()</text:p>
          </table:table-cell>
          <table:table-cell office:value-type="string" calcext:value-type="string">
            <text:p>現在のオブジェクトの番号を取得します。戻り値はin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CTOR GetMoveSpeed()</text:p>
          </table:table-cell>
          <table:table-cell office:value-type="string" calcext:value-type="string">
            <text:p>現在のオブジェクトの移動している速度を取得します。戻り値はVECTOR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MoveAngle()</text:p>
          </table:table-cell>
          <table:table-cell office:value-type="string" calcext:value-type="string">
            <text:p>現在のオブジェクトの移動している方角を取得します。戻り値はラジアンでfloat型で返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Life()</text:p>
          </table:table-cell>
          <table:table-cell office:value-type="string" calcext:value-type="string">
            <text:p>現在のオブジェクトの寿命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l GetDestoryFlag()</text:p>
          </table:table-cell>
          <table:table-cell office:value-type="string" calcext:value-type="string">
            <text:p>現在の削除フラグを取得します。戻り値はbool型です。trueで削除フラグがオンです。</text:p>
          </table:table-cell>
        </table:table-row>
        <table:table-row table:style-name="ro1">
          <table:table-cell table:number-columns-repeated="2"/>
          <table:table-cell table:style-name="ce23"/>
          <table:table-cell table:style-name="ce26"/>
        </table:table-row>
        <table:table-row table:style-name="ro1">
          <table:table-cell table:number-columns-repeated="2"/>
          <table:table-cell office:value-type="string" calcext:value-type="string">
            <text:p>size_t GetHitPositionVolume()</text:p>
          </table:table-cell>
          <table:table-cell office:value-type="string" calcext:value-type="string">
            <text:p>現在の当たっている場所の位置の総数を取得します。戻り値はsize_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CTOR GetHitPosition()</text:p>
          </table:table-cell>
          <table:table-cell office:value-type="string" calcext:value-type="string">
            <text:p>現在の当たっている場所の位置を取得します。取得されるデータはリストの最初のデータです。戻り値はVECTOR型です。全て-1を返した場合は当たっている場所はありません。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list&lt;VECTOR&gt;::iterator GetHitPointsListIterator(list&lt;VECTOR&gt;::iterator* pointer_to_iterator)</text:p>
          </table:table-cell>
          <table:table-cell table:style-name="ce29" office:value-type="string" calcext:value-type="string">
            <text:p>この関数の使用は避けてください。hit_poins_listへのイテレータを取得するための関数です。pointer_iteratorへはhit_points_listのイテレータの保存したポインタ変数を指定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&lt;VECTOR&gt;::iterator GetHitPointsListIteraltor()</text:p>
          </table:table-cell>
          <table:table-cell office:value-type="string" calcext:value-type="string">
            <text:p>hit_points_listへのイテレータを取得します。取得時の初期値はhit_points_list.begin()です。</text:p>
          </table:table-cell>
        </table:table-row>
        <table:table-row table:style-name="ro1">
          <table:table-cell/>
          <table:table-cell table:style-name="ce5"/>
          <table:table-cell office:value-type="string" calcext:value-type="string">
            <text:p>list&lt;VECTOR&gt;* GetHitPointListPointer()</text:p>
          </table:table-cell>
          <table:table-cell office:value-type="string" calcext:value-type="string">
            <text:p>リスト：hit_points_listへのポインタを取得しま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00/00/00</text:date>, <text:time style:data-style-name="N2" text:time-value="02:59:56.68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23:16:56.791000000</meta:creation-date>
    <dc:date>2020-02-06T03:02:01.493000000</dc:date>
    <meta:editing-duration>PT1H49M38S</meta:editing-duration>
    <meta:editing-cycles>32</meta:editing-cycles>
    <meta:generator>LibreOffice/6.4.0.3$Windows_X86_64 LibreOffice_project/b0a288ab3d2d4774cb44b62f04d5d28733ac6df8</meta:generator>
    <meta:document-statistic meta:table-count="1" meta:cell-count="74" meta:object-count="0"/>
  </office:meta>
</office:document-meta>
</file>